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8" table:default-cell-style-name="ce11"/>
        <table:table-column table:style-name="co11" table:default-cell-style-name="ce12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material name</text:p>
          </table:table-cell>
          <table:table-cell office:value-type="string" calcext:value-type="string">
            <text:p>head durability</text:p>
          </table:table-cell>
          <table:table-cell office:value-type="string" calcext:value-type="string">
            <text:p>mining speed</text:p>
          </table:table-cell>
          <table:table-cell office:value-type="string" calcext:value-type="string">
            <text:p>attack damage</text:p>
          </table:table-cell>
          <table:table-cell office:value-type="string" calcext:value-type="string">
            <text:p>harvest level</text:p>
          </table:table-cell>
          <table:table-cell office:value-type="string" calcext:value-type="string">
            <text:p>handle modifier</text:p>
          </table:table-cell>
          <table:table-cell office:value-type="string" calcext:value-type="string">
            <text:p>handle durability</text:p>
          </table:table-cell>
          <table:table-cell office:value-type="string" calcext:value-type="string">
            <text:p>extra durability</text:p>
          </table:table-cell>
          <table:table-cell office:value-type="string" calcext:value-type="string">
            <text:p>draw spee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onus damage</text:p>
          </table:table-cell>
          <table:table-cell office:value-type="string" calcext:value-type="string">
            <text:p>total durabil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2]+[.H2])*[.F2]+[.G2]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]+[.H3])*[.F3]+[.G3]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.00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]+[.H4])*[.F4]+[.G4]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 table:formula="of:=([.B5]+[.H5])*[.F5]+[.G5]" office:value-type="float" office:value="241" calcext:value-type="float">
            <text:p>2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200" calcext:value-type="float">
            <text:p>200</text:p>
          </table:table-cell>
          <table:table-cell office:value-type="float" office:value="5.09" calcext:value-type="float">
            <text:p>5.09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[.B6]+[.H6])*[.F6]+[.G6]" office:value-type="float" office:value="341.5" calcext:value-type="float">
            <text:p>3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139" calcext:value-type="float">
            <text:p>139</text:p>
          </table:table-cell>
          <table:table-cell office:value-type="float" office:value="7.07" calcext:value-type="float">
            <text:p>7.07</text:p>
          </table:table-cell>
          <table:table-cell office:value-type="float" office:value="4.2" calcext:value-type="float">
            <text:p>4.2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7]+[.H7])*[.F7]+[.G7]" office:value-type="float" office:value="106.1" calcext:value-type="float">
            <text:p>1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smarine</text:p>
          </table:table-cell>
          <table:table-cell office:value-type="float" office:value="430" calcext:value-type="float">
            <text:p>430</text:p>
          </table:table-cell>
          <table:table-cell office:value-type="float" office:value="5.5" calcext:value-type="float">
            <text:p>5.50</text:p>
          </table:table-cell>
          <table:table-cell office:value-type="float" office:value="6.2" calcext:value-type="float">
            <text:p>6.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150" calcext:value-type="float">
            <text:p>-15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8]+[.H8])*[.F8]+[.G8]" office:value-type="float" office:value="168" calcext:value-type="float">
            <text:p>1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dstone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9]+[.H9])*[.F9]+[.G9]" office:value-type="float" office:value="392.7" calcext:value-type="float">
            <text:p>3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2" calcext:value-type="float">
            <text:p>12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0</text:p>
          </table:table-cell>
          <table:table-cell office:value-type="float" office:value="0.4" calcext:value-type="float">
            <text:p>0.40</text:p>
          </table:table-cell>
          <table:table-cell office:value-type="float" office:value="-2" calcext:value-type="float">
            <text:p>-2</text:p>
          </table:table-cell>
          <table:table-cell table:formula="of:=([.B10]+[.H10])*[.F10]+[.G10]" office:value-type="float" office:value="7.7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onge</text:p>
          </table:table-cell>
          <table:table-cell office:value-type="float" office:value="1050" calcext:value-type="float">
            <text:p>1,05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[.B11]+[.H11])*[.F11]+[.G11]" office:value-type="float" office:value="1810" calcext:value-type="float">
            <text:p>1,8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.00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2]+[.H12])*[.F12]+[.G12]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0</text:p>
          </table:table-cell>
          <table:table-cell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table:formula="of:=([.B13]+[.H13])*[.F13]+[.G13]" office:value-type="float" office:value="275.9" calcext:value-type="float">
            <text:p>2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g Iron</text:p>
          </table:table-cell>
          <table:table-cell office:value-type="float" office:value="380" calcext:value-type="float">
            <text:p>380</text:p>
          </table:table-cell>
          <table:table-cell office:value-type="float" office:value="6.2" calcext:value-type="float">
            <text:p>6.20</text:p>
          </table:table-cell>
          <table:table-cell office:value-type="float" office:value="4.5" calcext:value-type="float">
            <text:p>4.5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6" calcext:value-type="float">
            <text:p>0.60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table:formula="of:=([.B14]+[.H14])*[.F14]+[.G14]" office:value-type="float" office:value="660" calcext:value-type="float">
            <text:p>6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nightslime</text:p>
          </table:table-cell>
          <table:table-cell office:value-type="float" office:value="850" calcext:value-type="float">
            <text:p>850</text:p>
          </table:table-cell>
          <table:table-cell office:value-type="float" office:value="5.8" calcext:value-type="float">
            <text:p>5.80</text:p>
          </table:table-cell>
          <table:table-cell office:value-type="float" office:value="5.1" calcext:value-type="float">
            <text:p>5.1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0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table:formula="of:=([.B15]+[.H15])*[.F15]+[.G15]" office:value-type="float" office:value="987.5" calcext:value-type="float">
            <text:p>9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ime</text:p>
          </table:table-cell>
          <table:table-cell office:value-type="float" office:value="1000" calcext:value-type="float">
            <text:p>1,000</text:p>
          </table:table-cell>
          <table:table-cell office:value-type="float" office:value="4.24" calcext:value-type="float">
            <text:p>4.2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</text:p>
          </table:table-cell>
          <table:table-cell table:formula="of:=([.B16]+[.H16])*[.F16]+[.G16]" office:value-type="float" office:value="945" calcext:value-type="float">
            <text:p>9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ue Slime</text:p>
          </table:table-cell>
          <table:table-cell office:value-type="float" office:value="780" calcext:value-type="float">
            <text:p>780</text:p>
          </table:table-cell>
          <table:table-cell office:value-type="float" office:value="4.03" calcext:value-type="float">
            <text:p>4.0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-50" calcext:value-type="float">
            <text:p>-50</text:p>
          </table:table-cell>
          <table:table-cell office:value-type="float" office:value="200" calcext:value-type="float">
            <text:p>20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7]+[.H17])*[.F17]+[.G17]" office:value-type="float" office:value="1224" calcext:value-type="float">
            <text:p>1,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ma Slime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([.B18]+[.H18])*[.F18]+[.G18]" office:value-type="float" office:value="437.5" calcext:value-type="float">
            <text:p>4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herrack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-150" calcext:value-type="float">
            <text:p>-15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19]+[.H19])*[.F19]+[.G19]" office:value-type="float" office:value="143.25" calcext:value-type="float">
            <text:p>1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.00</text:p>
          </table:table-cell>
          <table:table-cell office:value-type="float" office:value="4.1" calcext:value-type="float">
            <text:p>4.1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0]+[.H20])*[.F20]+[.G20]" office:value-type="float" office:value="1072" calcext:value-type="float">
            <text:p>1,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dite</text:p>
          </table:table-cell>
          <table:table-cell office:value-type="float" office:value="990" calcext:value-type="float">
            <text:p>990</text:p>
          </table:table-cell>
          <table:table-cell office:value-type="float" office:value="3.5" calcext:value-type="float">
            <text:p>3.50</text:p>
          </table:table-cell>
          <table:table-cell office:value-type="float" office:value="3.6" calcext:value-type="float">
            <text:p>3.6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-200" calcext:value-type="float">
            <text:p>-200</text:p>
          </table:table-cell>
          <table:table-cell office:value-type="float" office:value="450" calcext:value-type="float">
            <text:p>450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([.B21]+[.H21])*[.F21]+[.G21]" office:value-type="float" office:value="1816" calcext:value-type="float">
            <text:p>1,8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yullyn</text:p>
          </table:table-cell>
          <table:table-cell office:value-type="float" office:value="820" calcext:value-type="float">
            <text:p>820</text:p>
          </table:table-cell>
          <table:table-cell office:value-type="float" office:value="7.02" calcext:value-type="float">
            <text:p>7.02</text:p>
          </table:table-cell>
          <table:table-cell office:value-type="float" office:value="8.72" calcext:value-type="float">
            <text:p>8.7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0</text:p>
          </table:table-cell>
          <table:table-cell office:value-type="float" office:value="4" calcext:value-type="float">
            <text:p>4</text:p>
          </table:table-cell>
          <table:table-cell table:formula="of:=([.B22]+[.H22])*[.F22]+[.G22]" office:value-type="float" office:value="685" calcext:value-type="float">
            <text:p>6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210" calcext:value-type="float">
            <text:p>210</text:p>
          </table:table-cell>
          <table:table-cell office:value-type="float" office:value="5.3" calcext:value-type="float">
            <text:p>5.3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0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table:formula="of:=([.B23]+[.H23])*[.F23]+[.G23]" office:value-type="float" office:value="355.5" calcext:value-type="float">
            <text:p>3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430" calcext:value-type="float">
            <text:p>430</text:p>
          </table:table-cell>
          <table:table-cell office:value-type="float" office:value="6.8" calcext:value-type="float">
            <text:p>6.80</text:p>
          </table:table-cell>
          <table:table-cell office:value-type="float" office:value="3.5" calcext:value-type="float">
            <text:p>3.5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6" calcext:value-type="float">
            <text:p>6</text:p>
          </table:table-cell>
          <table:table-cell table:formula="of:=([.B24]+[.H24])*[.F24]+[.G24]" office:value-type="float" office:value="631" calcext:value-type="float">
            <text:p>6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434" calcext:value-type="float">
            <text:p>434</text:p>
          </table:table-cell>
          <table:table-cell office:value-type="float" office:value="5.25" calcext:value-type="float">
            <text:p>5.25</text:p>
          </table:table-cell>
          <table:table-cell office:value-type="float" office:value="3.5" calcext:value-type="float">
            <text:p>3.5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5]+[.H25])*[.F25]+[.G25]" office:value-type="float" office:value="323.8" calcext:value-type="float">
            <text:p>3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0</text:p>
          </table:table-cell>
          <table:table-cell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table:formula="of:=([.B26]+[.H26])*[.F26]+[.G26]" office:value-type="float" office:value="430" calcext:value-type="float">
            <text:p>4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ctrum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-25" calcext:value-type="float">
            <text:p>-2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([.B27]+[.H27])*[.F27]+[.G27]" office:value-type="float" office:value="305" calcext:value-type="float">
            <text:p>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</text:p>
          </table:table-cell>
          <table:table-cell table:formula="of:=([.B28]+[.H28])*[.F28]+[.G28]" office:value-type="float" office:value="658.5" calcext:value-type="float">
            <text:p>6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.0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6" calcext:value-type="float">
            <text:p>6</text:p>
          </table:table-cell>
          <table:table-cell table:formula="of:=([.B29]+[.H29])*[.F29]+[.G29]" office:value-type="float" office:value="50.4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92" calcext:value-type="float">
            <text:p>392</text:p>
          </table:table-cell>
          <table:table-cell office:value-type="float" office:value="6.5" calcext:value-type="float">
            <text:p>6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0</text:p>
          </table:table-cell>
          <table:table-cell office:value-type="float" office:value="1.6" calcext:value-type="float">
            <text:p>1.60</text:p>
          </table:table-cell>
          <table:table-cell office:value-type="float" office:value="5" calcext:value-type="float">
            <text:p>5</text:p>
          </table:table-cell>
          <table:table-cell table:formula="of:=([.B30]+[.H30])*[.F30]+[.G30]" office:value-type="float" office:value="559.8" calcext:value-type="float">
            <text:p>5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31]+[.H31])*[.F31]+[.G31]" office:value-type="float" office:value="331.2" calcext:value-type="float">
            <text:p>3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400" calcext:value-type="float">
            <text:p>400</text:p>
          </table:table-cell>
          <table:table-cell office:value-type="float" office:value="6.9" calcext:value-type="float">
            <text:p>6.90</text:p>
          </table:table-cell>
          <table:table-cell office:value-type="float" office:value="3.2" calcext:value-type="float">
            <text:p>3.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5" calcext:value-type="float">
            <text:p>5</text:p>
          </table:table-cell>
          <table:table-cell table:formula="of:=([.B32]+[.H32])*[.F32]+[.G32]" office:value-type="float" office:value="560" calcext:value-type="float">
            <text:p>5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8" calcext:value-type="float">
            <text:p>8</text:p>
          </table:table-cell>
          <table:table-cell table:formula="of:=([.B33]+[.H33])*[.F33]+[.G33]" office:value-type="float" office:value="475" calcext:value-type="float">
            <text:p>4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4]+[.H34])*[.F34]+[.G34]" office:value-type="float" office:value="377" calcext:value-type="float">
            <text:p>3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uminum Brass</text:p>
          </table:table-cell>
          <table:table-cell office:value-type="float" office:value="230" calcext:value-type="float">
            <text:p>230</text:p>
          </table:table-cell>
          <table:table-cell office:value-type="float" office:value="5.5" calcext:value-type="float">
            <text:p>5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35]+[.H35])*[.F35]+[.G35]" office:value-type="float" office:value="445" calcext:value-type="float">
            <text:p>4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843" calcext:value-type="float">
            <text:p>843</text:p>
          </table:table-cell>
          <table:table-cell office:value-type="float" office:value="6.68" calcext:value-type="float">
            <text:p>6.6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6]+[.H36])*[.F36]+[.G36]" office:value-type="float" office:value="709.5" calcext:value-type="float">
            <text:p>7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kefennium</text:p>
          </table:table-cell>
          <table:table-cell office:value-type="float" office:value="100" calcext:value-type="float">
            <text:p>100</text:p>
          </table:table-cell>
          <table:table-cell office:value-type="float" office:value="6.98" calcext:value-type="float">
            <text:p>6.9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37]+[.H37])*[.F37]+[.G37]" office:value-type="float" office:value="1600" calcext:value-type="float">
            <text:p>1,6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d Aurum</text:p>
          </table:table-cell>
          <table:table-cell office:value-type="float" office:value="46" calcext:value-type="float">
            <text:p>46</text:p>
          </table:table-cell>
          <table:table-cell office:value-type="float" office:value="12.2" calcext:value-type="float">
            <text:p>12.2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table:formula="of:=([.B38]+[.H38])*[.F38]+[.G38]"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lloy</text:p>
          </table:table-cell>
          <table:table-cell office:value-type="float" office:value="199" calcext:value-type="float">
            <text:p>199</text:p>
          </table:table-cell>
          <table:table-cell office:value-type="float" office:value="8.45" calcext:value-type="float">
            <text:p>8.45</text:p>
          </table:table-cell>
          <table:table-cell office:value-type="float" office:value="2.9" calcext:value-type="float">
            <text:p>2.9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3" calcext:value-type="float">
            <text:p>1.30</text:p>
          </table:table-cell>
          <table:table-cell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table:formula="of:=([.B39]+[.H39])*[.F39]+[.G39]" office:value-type="float" office:value="219.6" calcext:value-type="float">
            <text:p>2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umite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.00</text:p>
          </table:table-cell>
          <table:table-cell office:value-type="float" office:value="4.5" calcext:value-type="float">
            <text:p>4.50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40]+[.H40])*[.F40]+[.G40]" office:value-type="float" office:value="1120" calcext:value-type="float">
            <text:p>1,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ystal Matrix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3"/>
          <table:table-cell table:formula="of:=([.B41]+[.H41])*[.F41]+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765" calcext:value-type="float">
            <text:p>765</text:p>
          </table:table-cell>
          <table:table-cell office:value-type="float" office:value="10.98" calcext:value-type="float">
            <text:p>10.98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2]+[.H42])*[.F42]+[.G42]" office:value-type="float" office:value="3012.5" calcext:value-type="float">
            <text:p>3,0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[.B43]+[.H43])*[.F43]+[.G43]" office:value-type="float" office:value="175" calcext:value-type="float">
            <text:p>1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de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4]+[.H44])*[.F44]+[.G44]" office:value-type="float" office:value="431.5" calcext:value-type="float">
            <text:p>432</text:p>
          </table:table-cell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:Sheet1.B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:Sheet1.C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1:Sheet1.D1048576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:Sheet1.E1048576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:Sheet1.F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:Sheet1.G1048576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:Sheet1.H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1:Sheet1.I1048576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1:Sheet1.J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1:Sheet1.K1048576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:Sheet1.L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2:13:47.208704570</meta:creation-date>
    <meta:generator>LibreOffice/6.0.7.3$Linux_X86_64 LibreOffice_project/00m0$Build-3</meta:generator>
    <dc:date>2020-04-24T18:19:48.910761186</dc:date>
    <meta:editing-duration>PT1H42M13S</meta:editing-duration>
    <meta:editing-cycles>12</meta:editing-cycles>
    <meta:document-statistic meta:table-count="1" meta:cell-count="519" meta:object-count="0"/>
  </office:meta>
</office:document-meta>
</file>